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cm" fo:margin-right="-0.778cm" fo:margin-top="0.423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.21cm" fo:line-height="100%" fo:text-align="justify" style:justify-single-word="false" fo:text-indent="1.319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Heading_20_1">
      <style:paragraph-properties fo:margin-left="-1.251cm" fo:margin-right="-0.78cm" fo:margin-top="0.212cm" fo:margin-bottom="0.212cm" fo:line-height="100%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line-height-at-least="0.529cm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.212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1" style:family="paragraph" style:parent-style-name="Text_20_body" style:list-style-name="L1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12" style:family="paragraph" style:parent-style-name="Text_20_body" style:list-style-name="L1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fo:color="#000000" fo:font-size="12pt" fo:language="en" fo:country="US" fo:font-style="normal" fo:font-weight="bold" style:font-size-asian="12pt" style:font-style-asian="normal" style:font-weight-asian="bold" style:font-size-complex="12pt" style:font-weight-complex="bold"/>
    </style:style>
    <style:style style:name="T2" style:family="text"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weight-complex="bold"/>
    </style:style>
    <style:style style:name="T3" style:family="text">
      <style:text-properties fo:color="#000000" fo:language="en" fo:country="US" fo:font-style="normal" fo:font-weight="normal" style:font-style-asian="normal" style:font-weight-asian="normal" style:font-weight-complex="normal"/>
    </style:style>
    <style:style style:name="T4" style:family="text">
      <style:text-properties fo:color="#000000" fo:language="en" fo:country="US" fo:font-style="normal" fo:font-weight="bold" style:font-style-asian="normal" style:font-weight-asian="bold" style:font-weight-complex="bold"/>
    </style:style>
    <style:style style:name="T5" style:family="text">
      <style:text-properties fo:color="#000000" fo:language="ru" fo:country="RU" fo:font-style="normal" fo:font-weight="normal" style:font-style-asian="normal" style:font-weight-asian="normal" style:font-weight-complex="normal"/>
    </style:style>
    <style:style style:name="T6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7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3</text:p>
      <text:h text:style-name="P7" text:outline-level="1">Методические указания</text:h>
      <text:p text:style-name="P1">Работа интерпретатора Lisp</text:p>
      <text:p text:style-name="P5"><text:span text:style-name="T11">Цель работы</text:span><text:span text:style-name="T10">:</text:span><text:span text:style-name="T8"> </text:span><text:span text:style-name="T11">приобрести навыки работы в </text:span><text:span text:style-name="T1">систем</text:span><text:span text:style-name="T2">е</text:span><text:span text:style-name="T1"> Common Lisp.</text:span></text:p>
      <text:p text:style-name="P3"><text:span text:style-name="T4">Задачи работы</text:span><text:span text:style-name="T3">: </text:span><text:span text:style-name="T5">изучить работу интерпретатора </text:span><text:span text:style-name="T3">Lisp, </text:span><text:span text:style-name="T5">алгоритм работы функции </text:span><text:span text:style-name="T3">eval, </text:span><text:span text:style-name="T5">структуру и порядок обработки программы в </text:span><text:span text:style-name="T3">Lisp</text:span><text:span text:style-name="T5">.</text:span></text:p>
      <text:p text:style-name="P8"/>
      <text:p text:style-name="P4">Краткие теоретические сведения</text:p>
      <text:p text:style-name="P6">Программа на <text:span text:style-name="T9">Lisp </text:span>представляет собой вызов функции на верхнем уровне. Функции в <text:span text:style-name="T9">Lisp </text:span>делятся на типичные <text:span text:style-name="T9">(</text:span>математические<text:span text:style-name="T9">) </text:span>функции и формы — функции, которые особым образом обрабатывают свои аргументы, т. е. требуют специальной обработки. Кроме этого, функции в <text:span text:style-name="T9">Lisp </text:span>носят частичный характер т. е. по разному , иногда не корректно работают на множестве <text:span text:style-name="T9">S-</text:span>выражений.</text:p>
      <text:p text:style-name="P6">Синтаксически программа оформляется в виде <text:span text:style-name="T9">S-</text:span>выражения (обычно — списка). <text:span text:style-name="T9">S</text:span>-выражение, попавшее на вход системы анализирует функция<text:span text:style-name="T12"> </text:span><text:span text:style-name="T13">eval. S-</text:span><text:span text:style-name="T12">выражение очень часто может быть структурированным. </text:span></text:p>
      <text:p text:style-name="P9">Указания к выполнению работы</text:p>
      <text:p text:style-name="P10">При выполнении лабораторной работы следует </text:p>
      <text:list xml:id="list1985247354405932898" text:style-name="L1">
        <text:list-item>
          <text:p text:style-name="P11"><text:span text:style-name="T6">изучить правила работы функции eval на структурированных списках-аргументах, построить диаграммы работы функции </text:span><text:span text:style-name="T7">eval </text:span><text:span text:style-name="T6">(выполнения функций),</text:span></text:p>
        </text:list-item>
        <text:list-item>
          <text:p text:style-name="P12">проанализировать работу функции eval при обработке стандартных функций и функций, определенных пользователем.</text:p>
        </text:list-item>
      </text:list>
      <text:p text:style-name="P13"/>
      <text:p text:style-name="P3"><text:span text:style-name="T5">Отчет </text:span><text:span text:style-name="T5">по лабораторной сдается в письменной форме по окончании работ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91cm" fo:margin-right="0cm" fo:text-align="center" style:justify-single-word="false" fo:text-indent="0.191cm" style:auto-text-indent="false" fo:keep-with-next="always"/>
      <style:text-properties fo:font-size="14pt" fo:font-weight="bold" style:font-size-asian="14pt" style:font-weight-asian="bold" style:font-weight-complex="bold"/>
    </style:style>
    <style:style style:name="WW8Num8z0" style:family="text">
      <style:text-properties style:font-name="Wingdings 2" style:font-name-complex="OpenSymbol"/>
    </style:style>
    <style:style style:name="WW8Num8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bullet text:level="1" text:style-name="WW8Num8z0" text:bullet-char="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  <style:text-properties style:font-name="Wingdings 2"/>
      </text:list-level-style-bullet>
      <text:list-level-style-bullet text:level="2" text:style-name="WW8Num8z1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3" text:style-name="WW8Num8z1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  <style:text-properties style:font-name="OpenSymbol"/>
      </text:list-level-style-bullet>
      <text:list-level-style-bullet text:level="4" text:style-name="WW8Num8z0" text:bullet-char="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  <style:text-properties style:font-name="Wingdings 2"/>
      </text:list-level-style-bullet>
      <text:list-level-style-bullet text:level="5" text:style-name="WW8Num8z1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  <style:text-properties style:font-name="OpenSymbol"/>
      </text:list-level-style-bullet>
      <text:list-level-style-bullet text:level="6" text:style-name="WW8Num8z1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  <style:text-properties style:font-name="OpenSymbol"/>
      </text:list-level-style-bullet>
      <text:list-level-style-bullet text:level="7" text:style-name="WW8Num8z0" text:bullet-char="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  <style:text-properties style:font-name="Wingdings 2"/>
      </text:list-level-style-bullet>
      <text:list-level-style-bullet text:level="8" text:style-name="WW8Num8z1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  <style:text-properties style:font-name="OpenSymbol"/>
      </text:list-level-style-bullet>
      <text:list-level-style-bullet text:level="9" text:style-name="WW8Num8z1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u7 bmstu</meta:initial-creator>
    <meta:creation-date>2014-03-22T17:53:55.77</meta:creation-date>
    <dc:date>2020-02-06T15:10:44.40</dc:date>
    <meta:editing-duration>PT1H8M10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13" meta:word-count="161" meta:character-count="1231"/>
  </office:meta>
</office:document-meta>
</file>